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6309" draw:textarea-horizontal-align="justify" draw:textarea-vertical-align="middle" draw:auto-grow-height="false"/>
    </style:style>
    <style:style style:name="gr3" style:family="graphic" style:parent-style-name="standard">
      <style:graphic-properties draw:fill="solid" draw:fill-color="#c90016" draw:textarea-horizontal-align="justify" draw:textarea-vertical-align="middle" draw:auto-grow-height="false"/>
    </style:style>
    <style:style style:name="gr4" style:family="graphic" style:parent-style-name="standard">
      <style:graphic-properties draw:stroke="dash" draw:stroke-dash="Ultrafine_20_Dashed" draw:textarea-horizontal-align="center" draw:textarea-vertical-align="middle"/>
    </style:style>
    <style:style style:name="gr5" style:family="graphic" style:parent-style-name="standard">
      <style:graphic-properties draw:fill="solid" draw:fill-color="#ffb515"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9" style:family="graphic" style:parent-style-name="standard">
      <style:graphic-properties draw:fill="solid" draw:fill-color="#00ae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1.347cm" fo:min-width="7.364cm"/>
    </style:style>
    <style:style style:name="gr11" style:family="graphic" style:parent-style-name="standard">
      <style:graphic-properties draw:stroke="none" svg:stroke-color="#000000" draw:fill="none" draw:fill-color="#ffffff" draw:textarea-horizontal-align="left" draw:auto-grow-height="true" draw:auto-grow-width="false" fo:min-height="2.875cm" fo:min-width="2.47cm"/>
    </style:style>
    <style:style style:name="gr12" style:family="graphic" style:parent-style-name="standard">
      <style:graphic-properties draw:fill="solid" draw:fill-color="#00ff00" draw:textarea-horizontal-align="justify" draw:textarea-vertical-align="middle" draw:auto-grow-height="false"/>
    </style:style>
    <style:style style:name="P1" style:family="paragraph">
      <style:paragraph-properties fo:text-align="center"/>
    </style:style>
    <style:style style:name="P2" style:family="paragraph">
      <style:text-properties fo:color="#ffffff"/>
    </style:style>
    <style:style style:name="P3" style:family="paragraph">
      <style:text-properties fo:color="#ffffff" fo:font-size="14pt" style:font-size-asian="14pt" style:font-size-complex="14pt"/>
    </style:style>
    <style:style style:name="P4" style:family="paragraph">
      <style:paragraph-properties fo:text-align="center"/>
      <style:text-properties fo:color="#ffffff" fo:font-size="28pt" style:font-size-asian="28pt" style:font-size-complex="28pt"/>
    </style:style>
    <style:style style:name="P5" style:family="paragraph">
      <style:paragraph-properties fo:text-align="start"/>
      <style:text-properties fo:font-size="14pt" style:font-size-asian="14pt" style:font-size-complex="14pt"/>
    </style:style>
    <style:style style:name="P6" style:family="paragraph">
      <style:paragraph-properties fo:text-align="start"/>
    </style:style>
    <style:style style:name="T1" style:family="text">
      <style:text-properties fo:color="#ffffff" fo:font-size="14pt" style:font-size-asian="14pt" style:font-size-complex="14pt"/>
    </style:style>
    <style:style style:name="T2" style:family="text">
      <style:text-properties fo:color="#ffffff" fo:font-size="28pt" style:font-size-asian="28pt" style:font-size-complex="28pt"/>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3.81cm" svg:height="2.54cm" svg:x="2.27cm" svg:y="3.54cm">
          <text:p/>
          <draw:enhanced-geometry svg:viewBox="0 0 21600 21600" draw:type="rectangle" draw:enhanced-path="M 0 0 L 21600 0 21600 21600 0 21600 0 0 Z N"/>
        </draw:custom-shape>
        <draw:custom-shape draw:style-name="gr1" draw:text-style-name="P1" draw:id="id1" draw:layer="layout" svg:width="3.81cm" svg:height="2.54cm" svg:x="6.715cm" svg:y="3.576cm">
          <text:p/>
          <draw:enhanced-geometry svg:viewBox="0 0 21600 21600" draw:type="rectangle" draw:enhanced-path="M 0 0 L 21600 0 21600 21600 0 21600 0 0 Z N"/>
        </draw:custom-shape>
        <draw:custom-shape draw:style-name="gr2" draw:text-style-name="P1" draw:id="id4" draw:layer="layout" svg:width="8.255cm" svg:height="3.81cm" svg:x="2.233cm" svg:y="8.489cm">
          <text:p/>
          <draw:enhanced-geometry svg:viewBox="0 0 21600 21600" draw:type="rectangle" draw:enhanced-path="M 0 0 L 21600 0 21600 21600 0 21600 0 0 Z N"/>
        </draw:custom-shape>
        <draw:custom-shape draw:style-name="gr3" draw:text-style-name="P1" draw:id="id2" draw:layer="layout" svg:width="1.905cm" svg:height="9.479cm" svg:x="14.97cm" svg:y="2.905cm">
          <text:p/>
          <draw:enhanced-geometry svg:viewBox="0 0 21600 21600" draw:type="rectangle" draw:enhanced-path="M 0 0 L 21600 0 21600 21600 0 21600 0 0 Z N"/>
        </draw:custom-shape>
        <draw:connector draw:style-name="gr4" draw:text-style-name="P1" draw:layer="layout" draw:line-skew="0.502cm" svg:x1="8.62cm" svg:y1="3.576cm" svg:x2="15.922cm" svg:y2="2.905cm" draw:start-shape="id1" draw:start-glue-point="0" draw:end-shape="id2" draw:end-glue-point="0" svg:d="m8620 3576v-671h7302v0">
          <text:p/>
        </draw:connector>
        <draw:connector draw:style-name="gr4" draw:text-style-name="P1" draw:layer="layout" draw:line-skew="0.502cm" svg:x1="4.175cm" svg:y1="3.54cm" svg:x2="15.922cm" svg:y2="2.905cm" draw:start-shape="id3" draw:start-glue-point="0" draw:end-shape="id2" draw:end-glue-point="0" svg:d="m4175 3540v-635h11747v0">
          <text:p/>
        </draw:connector>
        <draw:connector draw:style-name="gr4" draw:text-style-name="P1" draw:layer="layout" draw:line-skew="0.502cm" svg:x1="6.36cm" svg:y1="8.489cm" svg:x2="15.922cm" svg:y2="2.905cm" draw:start-shape="id4" draw:end-shape="id2" draw:end-glue-point="0" svg:d="m6360 8489v-5584h9562v0">
          <text:p/>
        </draw:connector>
        <draw:custom-shape draw:style-name="gr5" draw:text-style-name="P1" draw:id="id5" draw:layer="layout" svg:width="3.175cm" svg:height="2.576cm" svg:x="6.678cm" svg:y="9.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curve" svg:x1="4.175cm" svg:y1="6.08cm" svg:x2="8.265cm" svg:y2="9.124cm" draw:start-shape="id3" draw:start-glue-point="2" draw:end-shape="id5" draw:end-glue-point="0" svg:d="m4175 6080c0 2283 4090 761 4090 3044">
          <text:p/>
        </draw:connector>
        <draw:connector draw:style-name="gr6" draw:text-style-name="P1" draw:layer="layout" draw:type="curve" svg:x1="8.62cm" svg:y1="6.116cm" svg:x2="8.265cm" svg:y2="9.124cm" draw:start-shape="id1" draw:start-glue-point="2" draw:end-shape="id5" draw:end-glue-point="0" svg:d="m8620 6116c0 2256-355 752-355 3008">
          <text:p/>
        </draw:connector>
        <draw:connector draw:style-name="gr6" draw:text-style-name="P1" draw:layer="layout" draw:type="curve" draw:line-skew="-1.27cm" svg:x1="9.853cm" svg:y1="10.412cm" svg:x2="14.97cm" svg:y2="7.644cm" draw:start-shape="id5" draw:start-glue-point="1" draw:end-shape="id2" svg:d="m9853 10412c1932 0-626-2768 5117-2768">
          <text:p/>
        </draw:connector>
        <draw:frame draw:style-name="gr7" draw:layer="layout" svg:width="11.064cm" svg:height="0.962cm" svg:x="1cm" svg:y="1cm">
          <draw:text-box>
            <text:p>Standard Java – Shared ClassLoader</text:p>
          </draw:text-box>
        </draw:frame>
        <draw:frame draw:style-name="gr8" draw:layer="layout" svg:width="3.673cm" svg:height="0.962cm" svg:x="2.407cm" svg:y="4.846cm">
          <draw:text-box>
            <text:p>SpeechAPI</text:p>
          </draw:text-box>
        </draw:frame>
        <draw:frame draw:style-name="gr7" draw:layer="layout" svg:width="3.237cm" svg:height="0.962cm" svg:x="6.715cm" svg:y="4.846cm">
          <draw:text-box>
            <text:p>VisionAPI</text:p>
          </draw:text-box>
        </draw:frame>
        <draw:frame draw:style-name="gr7" draw:text-style-name="P1" draw:layer="layout" svg:width="3.343cm" svg:height="0.962cm" svg:x="2.7cm" svg:y="9.392cm">
          <draw:text-box>
            <text:p text:style-name="P1">Avro-Qpid</text:p>
            <text:p text:style-name="P1">Bridge</text:p>
          </draw:text-box>
        </draw:frame>
        <draw:frame draw:style-name="gr7" draw:text-style-name="P1" draw:layer="layout" svg:width="2.72cm" svg:height="1.673cm" svg:x="6.678cm" svg:y="9.392cm">
          <draw:text-box>
            <text:p text:style-name="P1">Generic</text:p>
            <text:p text:style-name="P1">Loader</text:p>
          </draw:text-box>
        </draw:frame>
        <draw:custom-shape draw:style-name="gr9" draw:text-style-name="P1" draw:layer="layout" svg:width="2.54cm" svg:height="0.635cm" svg:x="7.985cm" svg:y="3.505cm">
          <text:p/>
          <draw:enhanced-geometry svg:viewBox="0 0 21600 21600" draw:type="rectangle" draw:enhanced-path="M 0 0 L 21600 0 21600 21600 0 21600 0 0 Z N"/>
        </draw:custom-shape>
        <draw:frame draw:style-name="gr7" draw:text-style-name="P3" draw:layer="layout" svg:width="2.449cm" svg:height="0.806cm" svg:x="8.027cm" svg:y="3.405cm">
          <draw:text-box>
            <text:p text:style-name="P2"><text:span text:style-name="T1">AvroGen</text:span></text:p>
          </draw:text-box>
        </draw:frame>
        <draw:custom-shape draw:style-name="gr9" draw:text-style-name="P1" draw:layer="layout" svg:width="2.54cm" svg:height="0.635cm" svg:x="3.54cm" svg:y="3.505cm">
          <text:p/>
          <draw:enhanced-geometry svg:viewBox="0 0 21600 21600" draw:type="rectangle" draw:enhanced-path="M 0 0 L 21600 0 21600 21600 0 21600 0 0 Z N"/>
        </draw:custom-shape>
        <draw:frame draw:style-name="gr7" draw:text-style-name="P3" draw:layer="layout" svg:width="2.449cm" svg:height="0.806cm" svg:x="3.582cm" svg:y="3.405cm">
          <draw:text-box>
            <text:p text:style-name="P2"><text:span text:style-name="T1">AvroGen</text:span></text:p>
          </draw:text-box>
        </draw:frame>
        <draw:frame draw:style-name="gr10" draw:text-style-name="P4" draw:layer="layout" svg:width="8.265cm" svg:height="1.597cm" draw:transform="rotate (-1.57079632679579) translate (16.567cm 3.393cm)">
          <draw:text-box>
            <text:p text:style-name="P4"><text:span text:style-name="T2">ClassLoader</text:span></text:p>
          </draw:text-box>
        </draw:frame>
        <draw:frame draw:style-name="gr11" draw:text-style-name="P5" draw:layer="layout" svg:width="2.936cm" svg:height="1.361cm" svg:x="11.095cm" svg:y="6.724cm">
          <draw:text-box>
            <text:p text:style-name="P5"><text:span text:style-name="T3">Does class</text:span></text:p>
            <text:p text:style-name="P5"><text:span text:style-name="T3">exist?</text:span></text:p>
          </draw:text-box>
        </draw:frame>
        <draw:custom-shape draw:style-name="gr12" draw:text-style-name="P1" draw:layer="layout" svg:width="2.168cm" svg:height="2.316cm" svg:x="11.717cm" svg:y="9.616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layer="layout" svg:width="1.713cm" svg:height="0.962cm" svg:x="11.833cm" svg:y="10.321cm">
          <draw:text-box>
            <text:p>Yes!</text:p>
          </draw:text-box>
        </draw:frame>
        <draw:connector draw:style-name="gr6" draw:text-style-name="P1" draw:layer="layout" draw:type="curve" draw:line-skew="1.588cm" svg:x1="14.97cm" svg:y1="7.644cm" svg:x2="9.853cm" svg:y2="10.412cm" draw:start-shape="id2" draw:start-glue-point="3" draw:end-shape="id5" svg:d="m14970 7644c-1456 0 1102 2768-5117 2768">
          <text:p/>
        </draw:connector>
        <draw:frame draw:style-name="gr7" draw:text-style-name="P6" draw:layer="layout" svg:width="3.334cm" svg:height="1.673cm" svg:x="2.654cm" svg:y="6.669cm">
          <draw:text-box>
            <text:p text:style-name="P6">Load </text:p>
            <text:p text:style-name="P6">Avro Typ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tt </meta:initial-creator>
    <meta:creation-date>2011-07-29T02:16:20</meta:creation-date>
    <dc:date>2011-07-29T15:43:00</dc:date>
    <dc:creator>Matt </dc:creator>
    <meta:editing-duration>PT11H56M30S</meta:editing-duration>
    <meta:editing-cycles>6</meta:editing-cycles>
    <meta:generator>OpenOffice.org/3.2$Linux OpenOffice.org_project/320m19$Build-9505</meta:generator>
    <meta:document-statistic meta:object-count="26"/>
  </office:meta>
</office:document-meta>
</file>